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Calibri" fo:font-size="11pt" fo:language="none" fo:country="none" style:font-name-asian="Calibri" style:font-size-asian="11pt" style:font-name-complex="Calibri" style:font-size-complex="11pt"/>
    </style:style>
    <style:style style:name="P3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remarks diapo :</text:p>
      <text:list xml:id="list7200015314338882649" text:style-name="L1">
        <text:list-item>
          <text:p text:style-name="P1">put the number of the slide</text:p>
        </text:list-item>
        <text:list-item>
          <text:p text:style-name="P1">Put wallpaper</text:p>
        </text:list-item>
        <text:list-item>
          <text:p text:style-name="P1">Introduction trop petite</text:p>
        </text:list-item>
        <text:list-item>
          <text:p text:style-name="P1">specify the game at the beginning</text:p>
        </text:list-item>
        <text:list-item>
          <text:p text:style-name="P1">slide between deep blue and presentation, to anticipate the move, simulate a lot, too big so we use MCTS. Apply two optimization, MCTS and the other solution parallelization. To do this, apply this, say clearly. Spend time here.</text:p>
        </text:list-item>
        <text:list-item>
          <text:p text:style-name="P1">tell nb move deep blue mikail</text:p>
        </text:list-item>
        <text:list-item>
          <text:p text:style-name="P1">put numbers part</text:p>
        </text:list-item>
        <text:list-item>
          <text:p text:style-name="P1">put plan</text:p>
        </text:list-item>
        <text:list-item>
          <text:p text:style-name="P1">spend more time on MCTS search tree</text:p>
        </text:list-item>
        <text:list-item>
          <text:p text:style-name="P1">Which algo to use : show clearly what game to choose</text:p>
        </text:list-item>
        <text:list-item>
          <text:p text:style-name="P1">explain connections MC and MCTS links</text:p>
        </text:list-item>
        <text:list-item>
          <text:p text:style-name="P1">skip the formula MCTS</text:p>
        </text:list-item>
        <text:list-item>
          <text:p text:style-name="P1">Add color, uniform</text:p>
        </text:list-item>
        <text:list-item>
          <text:p text:style-name="P1">MCTS artificial intelligence, say what's people need to remmber, synthetise</text:p>
        </text:list-item>
        <text:list-item>
          <text:p text:style-name="P1">Connection to root parellization</text:p>
        </text:list-item>
        <text:list-item>
          <text:p text:style-name="P1">put small picture tree</text:p>
        </text:list-item>
        <text:list-item>
          <text:p text:style-name="P1">move the plannification to the end</text:p>
        </text:list-item>
        <text:list-item>
          <text:p text:style-name="P1">actor model dissociate philosophy and implementation Actor model diff CAF</text:p>
        </text:list-item>
        <text:list-item>
          <text:p text:style-name="P1">slide between actor and solution (baptiste)</text:p>
        </text:list-item>
        <text:list-item>
          <text:p text:style-name="P1">to much auster, put couleur in code to be better</text:p>
        </text:list-item>
        <text:list-item>
          <text:p text:style-name="P2">chess has been solve</text:p>
        </text:list-item>
      </text:list>
      <text:p text:style-name="P3">game iunsolved</text:p>
      <text:p text:style-name="P3">choose arimaa</text:p>
      <text:p text:style-name="P3">no computer can win</text:p>
      <text:p text:style-name="P3">so this is good</text:p>
      <text:p text:style-name="P3">the cutting edge MCTS algorithm</text:p>
      <text:p text:style-name="P3"/>
      <text:p text:style-name="P3">mettre la diapo de benoit en 2</text:p>
      <text:p text:style-name="P3">put plan Introduction, Algorithm, Parallelization</text:p>
      <text:p text:style-name="P3">find a friend</text:p>
      <text:list xml:id="list37590922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2-16T16:23:07.87</meta:creation-date>
    <dc:date>2014-12-16T17:44:59.02</dc:date>
    <dc:creator>Dan </dc:creator>
    <meta:editing-duration>PT34M23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1" meta:paragraph-count="30" meta:word-count="208" meta:character-count="1114"/>
  </office:meta>
</office:document-meta>
</file>